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951" officeooo:paragraph-rsid="000cf951"/>
    </style:style>
    <style:style style:name="P2" style:family="paragraph" style:parent-style-name="Preformatted_20_Text">
      <style:text-properties officeooo:rsid="000cf951" officeooo:paragraph-rsid="000cf951"/>
    </style:style>
    <style:style style:name="P3" style:family="paragraph" style:parent-style-name="Preformatted_20_Text">
      <style:text-properties officeooo:rsid="0020c6f1" officeooo:paragraph-rsid="0020c6f1"/>
    </style:style>
    <style:style style:name="P4" style:family="paragraph" style:parent-style-name="Preformatted_20_Text">
      <style:text-properties officeooo:rsid="0020c6f1" officeooo:paragraph-rsid="00230a96"/>
    </style:style>
    <style:style style:name="P5" style:family="paragraph" style:parent-style-name="Preformatted_20_Text">
      <style:text-properties officeooo:paragraph-rsid="00230a96"/>
    </style:style>
    <style:style style:name="T1" style:family="text">
      <style:text-properties officeooo:rsid="0020c6f1"/>
    </style:style>
    <style:style style:name="T2" style:family="text">
      <style:text-properties officeooo:rsid="0021b353"/>
    </style:style>
    <style:style style:name="T3" style:family="text">
      <style:text-properties fo:color="#008000" style:font-name="DejaVu Sans Mono" fo:font-size="11.3000001907349pt" fo:font-weight="bold"/>
    </style:style>
    <style:style style:name="T4" style:family="text">
      <style:text-properties fo:color="#008000" style:font-name="DejaVu Sans Mono" fo:font-size="11.3000001907349pt" fo:font-weight="bold" officeooo:rsid="0020c6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唐海湘</text:p>
      <text:p text:style-name="P1"/>
      <text:p text:style-name="P1">模块名:员工档案小版面</text:p>
      <text:p text:style-name="P1"><text:tab/>功能名称_1:数据显示 功能类型:网格</text:p>
      <text:p text:style-name="P1"><text:tab/><text:tab/>字段名称_1:头像地址</text:p>
      <text:p text:style-name="P1"><text:tab/><text:tab/>字段名称_2:姓名</text:p>
      <text:p text:style-name="P1"><text:tab/><text:tab/>字段名称_3:在职状态（在职/离职）</text:p>
      <text:p text:style-name="P1"><text:tab/><text:tab/>字段名称_4:员工编号</text:p>
      <text:p text:style-name="P1"><text:tab/><text:tab/>字段名称_5:入职时间</text:p>
      <text:p text:style-name="P1"><text:tab/><text:tab/>字段名称_6:离职时间</text:p>
      <text:p text:style-name="P1"><text:tab/><text:tab/>字段名称_7:个人邮箱帐号</text:p>
      <text:p text:style-name="P1"><text:tab/><text:tab/>字段名称_8:出生年月日</text:p>
      <text:p text:style-name="P3">模块名：修改用户信息</text:p>
      <text:p text:style-name="P5"><text:span text:style-name="T1"><text:s text:c="4"/>1. 修改密码（</text:span><text:span text:style-name="T3">v1/update/titlePic</text:span><text:span text:style-name="T2">）</text:span></text:p>
      <text:p text:style-name="P4"><text:s text:c="4"/>2. 修改头像（<text:span text:style-name="T3">v1/uploadFile</text:span><text:span text:style-name="T2">）</text:span></text:p>
      <text:p text:style-name="P5"><text:span text:style-name="T1"><text:s text:c="4"/>3. 上传头像（</text:span><text:span text:style-name="T3">v1/uploadFile</text:span><text:span text:style-name="T2">）</text:span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4:34:10.747394830</dc:date>
    <meta:editing-duration>PT16M25S</meta:editing-duration>
    <meta:editing-cycles>7</meta:editing-cycles>
    <meta:generator>LibreOffice/5.1.6.2.0$Linux_X86_64 LibreOffice_project/10$Build-2</meta:generator>
    <meta:document-statistic meta:table-count="0" meta:image-count="0" meta:object-count="0" meta:page-count="1" meta:paragraph-count="16" meta:word-count="147" meta:character-count="245" meta:non-whitespace-character-count="209"/>
  </office:meta>
</office:document-meta>
</file>